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0C6700000CEB9B237ABA.sv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4pt" fo:text-shadow="none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text-shadow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7cm" svg:height="5.8cm" svg:x="0.9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8cm" svg:height="1.199cm" svg:x="1.2cm" svg:y="4.3cm">
          <draw:text-box>
            <text:p><text:span text:style-name="T1">Program</text:span></text:p>
            <text:p><text:span text:style-name="T1">Logic</text:span></text:p>
          </draw:text-box>
        </draw:frame>
        <draw:frame draw:style-name="gr2" draw:text-style-name="P3" draw:layer="layout" svg:width="6.522cm" svg:height="0.806cm" svg:x="2.4cm" svg:y="0.575cm">
          <draw:text-box>
            <text:p><text:span text:style-name="T2">Control Flow: Circular Style</text:span></text:p>
          </draw:text-box>
        </draw:frame>
        <draw:custom-shape draw:style-name="gr1" draw:text-style-name="P1" draw:layer="layout" svg:width="3.2cm" svg:height="1.2cm" svg:x="8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64cm" svg:height="0.725cm" svg:x="8.2cm" svg:y="6.7cm">
          <draw:text-box>
            <text:p><text:span text:style-name="T1">Input Device</text:span></text:p>
          </draw:text-box>
        </draw:frame>
        <draw:custom-shape draw:style-name="gr1" draw:text-style-name="P1" draw:layer="layout" svg:width="1.3cm" svg:height="5.8cm" svg:x="5.1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0.725cm" svg:x="5.1cm" svg:y="4.3cm">
          <draw:text-box>
            <text:p><text:span text:style-name="T1">GUI</text:span></text:p>
          </draw:text-box>
        </draw:frame>
        <draw:frame draw:style-name="gr3" draw:text-style-name="P4" draw:layer="layout" svg:width="3.174cm" svg:height="3.306cm" svg:x="7.926cm" svg:y="1.994cm">
          <draw:image xlink:href="Pictures/2000000100000C6700000CEB9B237ABA.svg" xlink:type="simple" xlink:show="embed" xlink:actuate="onLoad">
            <text:p/>
          </draw:image>
        </draw:frame>
        <draw:line draw:style-name="gr4" draw:text-style-name="P4" draw:layer="layout" svg:x1="8cm" svg:y1="7.1cm" svg:x2="6.4cm" svg:y2="7.1cm">
          <text:p/>
        </draw:line>
        <draw:line draw:style-name="gr4" draw:text-style-name="P4" draw:layer="layout" svg:x1="5.1cm" svg:y1="7.1cm" svg:x2="3.6cm" svg:y2="7.1cm">
          <text:p/>
        </draw:line>
        <draw:line draw:style-name="gr4" draw:text-style-name="P4" draw:layer="layout" svg:x1="6.4cm" svg:y1="3.1cm" svg:x2="8.2cm" svg:y2="3.1cm">
          <text:p/>
        </draw:line>
        <draw:line draw:style-name="gr4" draw:text-style-name="P4" draw:layer="layout" svg:x1="3.6cm" svg:y1="3.1cm" svg:x2="5.1cm" svg:y2="3.1cm">
          <text:p/>
        </draw:line>
        <draw:line draw:style-name="gr4" draw:text-style-name="P4" draw:layer="layout" svg:x1="9.5cm" svg:y1="5.5cm" svg:x2="9.5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rk </meta:initial-creator>
    <meta:creation-date>2013-04-19T07:48:53</meta:creation-date>
    <dc:date>2013-04-30T11:56:43</dc:date>
    <dc:creator>dirk </dc:creator>
    <meta:editing-duration>PT2H17M38S</meta:editing-duration>
    <meta:editing-cycles>20</meta:editing-cycles>
    <meta:generator>LibreOffice/3.6$Linux_X86_64 LibreOffice_project/360m1$Build-2</meta:generator>
    <meta:document-statistic meta:object-count="13"/>
  </office:meta>
</office:document-meta>
</file>